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4mm"/>
    </style:style>
    <style:style style:name="co2" style:family="table-column">
      <style:table-column-properties fo:break-before="auto" style:column-width="82.16mm"/>
    </style:style>
    <style:style style:name="co3" style:family="table-column">
      <style:table-column-properties fo:break-before="auto" style:column-width="99.8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49.27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4.68mm"/>
    </style:style>
    <style:style style:name="co9" style:family="table-column">
      <style:table-column-properties fo:break-before="auto" style:column-width="51.68mm"/>
    </style:style>
    <style:style style:name="co10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pcbt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LCS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,C44,C43,C32,C10</text:p>
          </table:table-cell>
          <table:table-cell office:value-type="string" calcext:value-type="string">
            <text:p>C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table:number-columns-repeated="3"/>
          <table:table-cell office:value-type="string" calcext:value-type="string">
            <text:p><text:a xlink:href="https://lcsc.com/product-detail/Multilayer-Ceramic-Capacitors-MLCC-SMD-SMT_SAMSUNG_CL10A106MP8NNNC_10uF-106-20-10V_C85713.html" xlink:type="simple">C85713</text:a>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,C11,C6,C8,C7,C9,C36,C5,C3,C26,C13,C4</text:p>
          </table:table-cell>
          <table:table-cell office:value-type="string" calcext:value-type="string">
            <text:p>C_0603_1608Metr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<text:a xlink:href="https://lcsc.com/product-detail/Multilayer-Ceramic-Capacitors-MLCC-SMD-SMT_YAGEO-CC0603KRX7R0BB104_C113803.html" xlink:type="simple">C113803</text:a> 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3"/>
          <table:table-cell table:style-name="Default"/>
          <table:table-cell office:value-type="string" calcext:value-type="string">
            <text:p>Falscher Footprin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30,C23,C35,C12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</text:p>
          </table:table-cell>
          <table:table-cell table:number-columns-repeated="3"/>
          <table:table-cell office:value-type="string" calcext:value-type="string">
            <text:p><text:a xlink:href="https://lcsc.com/product-detail/Multilayer-Ceramic-Capacitors-MLCC-SMD-SMT_SAMSUNG_CL10B102KC8NNNC_1nF-102-10-100V_C153291.html" xlink:type="simple">C153291</text:a>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C33,C40,C38,C37,C21,C25,C24,C22,C28,C16</text:p>
          </table:table-cell>
          <table:table-cell office:value-type="string" calcext:value-type="string">
            <text:p>C_1206_3216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u</text:p>
          </table:table-cell>
          <table:table-cell table:number-columns-repeated="3"/>
          <table:table-cell office:value-type="string" calcext:value-type="string">
            <text:p><text:a xlink:href="https://lcsc.com/product-detail/Multilayer-Ceramic-Capacitors-MLCC-SMD-SMT_SAMSUNG_CL31A106KBHNNNE_10uF-106-10-50V_C13585.html" xlink:type="simple">C13585</text:a>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39,C42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pF</text:p>
          </table:table-cell>
          <table:table-cell table:number-columns-repeated="3"/>
          <table:table-cell office:value-type="string" calcext:value-type="string">
            <text:p><text:a xlink:href="https://lcsc.com/product-detail/High-Voltage-Capacitors_470pF-10-100V_C106067.html" xlink:type="simple">C106067</text:a>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4,C41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<text:a xlink:href="https://lcsc.com/product-detail/High-Voltage-Capacitors_100nF-104-10-100V_C107181.html" xlink:type="simple">C107181</text:a> 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n3</text:p>
          </table:table-cell>
          <table:table-cell table:number-columns-repeated="3"/>
          <table:table-cell office:value-type="string" calcext:value-type="string">
            <text:p><text:a xlink:href="https://lcsc.com/product-detail/Multilayer-Ceramic-Capacitors-MLCC-SMD-SMT_3-3nF-332-10-500V_C113897.html" xlink:type="simple">C113897</text:a>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Elec_10x1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UUD1E471MNL1GS/493-2280-1-ND/590255/?itemSeq=291832269" xlink:type="simple">‎493-2280-1-ND‎</text:a> </text:p>
          </table:table-cell>
          <table:table-cell office:value-type="string" calcext:value-type="string">
            <text:p><text:a xlink:href="https://lcsc.com/product-detail/Aluminum-Electrolytic-Capacitors-SMD_Nichicon_UUD1E471MNL1GS_470UF-25V_C125983.html" xlink:type="simple">C125983</text:a>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27,C31,C29</text:p>
          </table:table-cell>
          <table:table-cell office:value-type="string" calcext:value-type="string">
            <text:p>C_Elec_10x1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UUD1H221MNL1GS/493-2308-1-ND/590283/?itemSeq=291832258" xlink:type="simple">‎493-2308-1-ND‎</text:a> </text:p>
          </table:table-cell>
          <table:table-cell office:value-type="string" calcext:value-type="string">
            <text:p><text:a xlink:href="https://lcsc.com/product-detail/Aluminum-Electrolytic-Capacitors-SMD_Nichicon_UUD1H221MNL1GS_220UF-50V_C125976.html" xlink:type="simple">C125976</text:a>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8,C17,C19</text:p>
          </table:table-cell>
          <table:table-cell office:value-type="string" calcext:value-type="string">
            <text:p>C_Rect_L13.0mm_W6.5mm_P7.50mm_P10.0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nF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B32621A4473J000/495-1309-ND/592885/?itemSeq=291832018" xlink:type="simple">495-1309-ND‎</text:a> </text:p>
          </table:table-cell>
          <table:table-cell office:value-type="string" calcext:value-type="string">
            <text:p><text:a xlink:href="https://lcsc.com/product-detail/Others_WQC-C50Q3473KC2L230210_C216449.html" xlink:type="simple">C216449</text:a>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3,D10,D11</text:p>
          </table:table-cell>
          <table:table-cell office:value-type="string" calcext:value-type="string">
            <text:p>D_S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310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SS310LW+RVG/SS310LWRVGCT-ND/7359586/?itemSeq=291831743" xlink:type="simple">‎SS310LWRVGCT-ND‎</text:a> </text:p>
          </table:table-cell>
          <table:table-cell office:value-type="string" calcext:value-type="string">
            <text:p><text:a xlink:href="https://lcsc.com/product-detail/Schottky-Barrier-Diodes-SBD_SS310_C142454.html" xlink:type="simple">C142454</text:a>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4_W7.62mm_SMDSocket_Small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617A-1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SFH617A-1/SFH617A-1-ND/4075067/?itemSeq=291831646" xlink:type="simple">SFH617A-1-ND‎</text:a>    Non-SMD!</text:p>
          </table:table-cell>
          <table:table-cell office:value-type="string" calcext:value-type="string">
            <text:p><text:a xlink:href="https://lcsc.com/product-detail/SMD-Optocouplers_VISHAY_SFH6156-3T_SFH6156-3T_C118293.html" xlink:type="simple">C118293</text:a>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3,L1,L2</text:p>
          </table:table-cell>
          <table:table-cell office:value-type="string" calcext:value-type="string">
            <text:p>L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W201209U600T 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BKP2125HS600-T/587-1932-1-ND/1465402/?itemSeq=291831817" xlink:type="simple">587-1932-1-ND‎</text:a> </text:p>
          </table:table-cell>
          <table:table-cell office:value-type="string" calcext:value-type="string">
            <text:p><text:a xlink:href="https://lcsc.com/product-detail/Ferrite-Beads-And-Chips_60R-25_C139192.html" xlink:type="simple">C139192</text:a>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ULT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150060RS75000/732-4978-1-ND/4489899/?itemSeq=291831874" xlink:type="simple">732-4978-1-ND‎</text:a> </text:p>
          </table:table-cell>
          <table:table-cell office:value-type="string" calcext:value-type="string">
            <text:p><text:a xlink:href="https://lcsc.com/product-detail/Light-Emitting-Diodes-LED_SMD-red_C157741.html" xlink:type="simple">C157741</text:a>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150060VS75000/732-4980-1-ND/4489904/?itemSeq=291831875" xlink:type="simple">‎732-4980-1-ND‎</text:a> </text:p>
          </table:table-cell>
          <table:table-cell office:value-type="string" calcext:value-type="string">
            <text:p><text:a xlink:href="https://lcsc.com/product-detail/Light-Emitting-Diodes-LED_SMD-green_C125098.html" xlink:type="simple">C125098</text:a> 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1,H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2,H3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FN-48-1EP_7x7mm_P0.5mm_EP5.6x5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C8Ux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STM32F072C8U6/497-17360-ND/5051283/?itemSeq=291829625" xlink:type="simple">497-17360-ND‎</text:a> </text:p>
          </table:table-cell>
          <table:table-cell office:value-type="string" calcext:value-type="string">
            <text:p><text:a xlink:href="https://lcsc.com/product-detail/ST-Microelectronics_STMicroelectronics_STM32F072CBU6_STM32F072CBU6_C92504.html" xlink:type="simple">C92504</text:a>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7,R22,R23,R25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k1</text:p>
          </table:table-cell>
          <table:table-cell table:number-columns-repeated="3"/>
          <table:table-cell office:value-type="string" calcext:value-type="string">
            <text:p><text:a xlink:href="https://lcsc.com/product-detail/New-Arrivals_Walsin-Tech-Corp-0603-5-1K-5_C384212.html" xlink:type="simple">C384212</text:a>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<text:a xlink:href="https://lcsc.com/product-detail/New-Arrivals_Walsin-Tech-Corp-0603-10R-5_C384297.html" xlink:type="simple">C384297</text:a>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5,R3,R5,R10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<text:a xlink:href="https://lcsc.com/product-detail/Chip-Resistor-Surface-Mount_120R-121-5_C163857.html" xlink:type="simple">C163857</text:a>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2,R26,R16,R11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table:number-columns-repeated="3"/>
          <table:table-cell office:value-type="string" calcext:value-type="string">
            <text:p><text:a xlink:href="https://lcsc.com/product-detail/Chip-Resistor-Surface-Mount_Walsin-Tech-Corp-2KO-202-5_C384268.html" xlink:type="simple">C384268</text:a>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4,R13,R8,R6,R4</text:p>
          </table:table-cell>
          <table:table-cell office:value-type="string" calcext:value-type="string">
            <text:p>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<text:a xlink:href="https://lcsc.com/product-detail/Chip-Resistor-Surface-Mount_1KR-102-5_C163868.html" xlink:type="simple">C163868</text:a>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table:number-columns-repeated="3"/>
          <table:table-cell office:value-type="string" calcext:value-type="string">
            <text:p><text:a xlink:href="https://lcsc.com/product-detail/New-Arrivals_Walsin-Tech-Corp-0603-470K-5_C384217.html" xlink:type="simple">C384217</text:a>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office:value-type="string" calcext:value-type="string">
            <text:p><text:a xlink:href="https://lcsc.com/product-detail/Chip-Resistor-Surface-Mount_Walsin-Tech-Corp-100KO-104-5_C384293.html" xlink:type="simple">C384293</text:a> 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<text:a xlink:href="https://lcsc.com/product-detail/New-Arrivals_Walsin-Tech-Corp-0603-33R-5_C384243.html" xlink:type="simple">C384243</text:a>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number-columns-repeated="3"/>
          <table:table-cell office:value-type="string" calcext:value-type="string">
            <text:p><text:a xlink:href="https://lcsc.com/product-detail/Chip-Resistor-Surface-Mount_47KR-473-5_C140016.html" xlink:type="simple">C140016</text:a> 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table:number-columns-repeated="3"/>
          <table:table-cell office:value-type="string" calcext:value-type="string">
            <text:p><text:a xlink:href="https://lcsc.com/product-detail/Low-Resistors-Current-Sense-Resistors-Surface-Mount_RALEC-RTT06R010FTP_C104920.html" xlink:type="simple">C104920</text:a>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ignalCommunications-WE-FB3751_EFD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750032052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750032052/732-2129-1-ND/2058536/?itemSeq=291829446" xlink:type="simple">‎732-2129-1-ND‎</text:a> </text:p>
          </table:table-cell>
          <table:table-cell table:style-name="Default"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SolderJumper-3_P1.3mm_Bridged12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NC_Dua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-3.3YM5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MIC5504-3.3YM5-TR/576-4764-1-ND/4864028/?itemSeq=291829648" xlink:type="simple">‎576-4764-1-ND‎</text:a> </text:p>
          </table:table-cell>
          <table:table-cell table:style-name="Default" office:value-type="string" calcext:value-type="string">
            <text:p>Out of Stoc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8540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SI8540-B-FW/336-5139-ND/2499506/?itemSeq=291831623" xlink:type="simple">‎336-5139-ND‎</text:a> </text:p>
          </table:table-cell>
          <table:table-cell table:style-name="Default"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0,U9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11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SN74LVC1G11DBVR/296-16810-1-ND/637183/?itemSeq=291831573" xlink:type="simple">‎296-16810-1-ND‎</text:a> </text:p>
          </table:table-cell>
          <table:table-cell office:value-type="string" calcext:value-type="string">
            <text:p><text:a xlink:href="https://lcsc.com/product-detail/74-Series_TI_SN74LVC1G11DBVR_SN74LVC1G11DBVR_C22046.html" xlink:type="simple">C22046</text:a>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1,U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LC6-4SC6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USBLC6-4SC6/497-4492-1-ND/725667/?itemSeq=291831603" xlink:type="simple">‎497-4492-1-ND‎</text:a> </text:p>
          </table:table-cell>
          <table:table-cell office:value-type="string" calcext:value-type="string">
            <text:p><text:a xlink:href="https://lcsc.com/product-detail/Diodes-ESD_Yenji-Elec-USBLC6-4SC6_C252436.html" xlink:type="simple">C252436</text:a> 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T143-4P190_237X112L31X4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4416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MIC4416YM4-TR/576-1187-1-ND/771864/?itemSeq=291831578" xlink:type="simple">576-1187-1-ND‎</text:a> </text:p>
          </table:table-cell>
          <table:table-cell table:style-name="Default"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EVQP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up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EVQ-P7C01P/P16765CT-ND/4429458/?itemSeq=291831506" xlink:type="simple">‎P16765CT-ND‎</text:a> </text:p>
          </table:table-cell>
          <table:table-cell office:value-type="string" calcext:value-type="string">
            <text:p><text:a xlink:href="https://lcsc.com/product-detail/New-Arrivals_PANASONIC-EVQP7C01P_C388883.html" xlink:type="simple">C388883</text:a> 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2,Q4</text:p>
          </table:table-cell>
          <table:table-cell office:value-type="string" calcext:value-type="string">
            <text:p>Texas_MOF000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G5200</text:p>
          </table:table-cell>
          <table:table-cell table:number-columns-repeated="3"/>
          <table:table-cell table:style-name="Default"/>
          <table:table-cell office:value-type="string" calcext:value-type="string">
            <text:p>Sample bestell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D50R380CE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IPD50R380CEAUMA1/IPD50R380CEAUMA1CT-ND/6139712/?itemSeq=291831499" xlink:type="simple">‎IPD50R380CEAUMA1CT-ND‎</text:a> </text:p>
          </table:table-cell>
          <table:table-cell office:value-type="string" calcext:value-type="string">
            <text:p><text:a xlink:href="https://lcsc.com/product-detail/MOSFET_Wuxi-NCE-Power-Semiconductor-NCE2030K_C187865.html" xlink:type="simple">C187865</text:a> </text:p>
          </table:table-cell>
          <table:table-cell table:style-name="ce3" office:value-type="string" calcext:value-type="string">
            <text:p>Warum CoolMOS?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3G14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74LVC3G14DP%2C125/1727-5997-1-ND/2753829/?itemSeq=291831545" xlink:type="simple">1727-5997-1-ND‎</text:a> </text:p>
          </table:table-cell>
          <table:table-cell table:style-name="Default" office:value-type="string" calcext:value-type="string">
            <text:p>Out of Stoc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G86</text:p>
          </table:table-cell>
          <table:table-cell table:number-columns-repeated="2"/>
          <table:table-cell table:style-name="ce1" office:value-type="string" calcext:value-type="string">
            <text:p><text:a xlink:href="https://www.digikey.de/product-detail/de/74LVC2G86DP%2C125/1727-5995-1-ND/2753826/?itemSeq=291831548" xlink:type="simple">‎1727-5995-1-ND‎</text:a> </text:p>
          </table:table-cell>
          <table:table-cell table:style-name="Default" office:value-type="string" calcext:value-type="string">
            <text:p>Out of Stoc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C 16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table:number-columns-repeated="3"/>
          <table:table-cell office:value-type="string" calcext:value-type="string">
            <text:p><text:a xlink:href="https://lcsc.com/product-detail/USB-Connectors_XKB-Enterprise-U262-16XN-4BVC11_C319148.html" xlink:type="simple">C319148</text:a>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XT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60</text:p>
          </table:table-cell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SB-C Kabel</text:p>
          </table:table-cell>
          <table:table-cell table:style-name="ce1" office:value-type="string" calcext:value-type="string">
            <text:p><text:a xlink:href="https://www.digikey.de/product-detail/de/CA-USB-AM-CM-3FT/2057-CA-USB-AM-CM-3FT-ND/9830211/?itemSeq=292165851" xlink:type="simple">2057-CA-USB-AM-CM-3FT-ND‎</text:a> </text:p>
          </table:table-cell>
          <table:table-cell table:number-columns-repeated="5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pcbtc.A1:pcbtc.I4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22:13:06.453000000</dc:date>
    <meta:editing-duration>PT1H15S</meta:editing-duration>
    <meta:editing-cycles>23</meta:editing-cycles>
    <meta:generator>LibreOffice/5.1.3.2$Windows_x86 LibreOffice_project/644e4637d1d8544fd9f56425bd6cec110e49301b</meta:generator>
    <meta:document-statistic meta:table-count="1" meta:cell-count="284" meta:object-count="0"/>
  </office:meta>
</office:document-meta>
</file>